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color="#8d1d75" fo:font-weight="bold" style:font-weight-asian="bold" style:font-weight-complex="bold"/>
    </style:style>
    <style:style style:name="ce12" style:family="table-cell" style:parent-style-name="Default">
      <style:table-cell-properties fo:background-color="#ffff00"/>
    </style:style>
    <style:style style:name="ce9" style:family="table-cell" style:parent-style-name="Default">
      <style:text-properties fo:color="#b847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color="#b847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8d1d75" fo:font-weight="bold" style:font-weight-asian="bold" style:font-weight-complex="bold"/>
    </style:style>
    <style:style style:name="ce8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5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atStart:B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(B3 is Bold)</text:p>
          </table:table-cell>
          <table:table-cell table:style-name="ce7" table:formula="of:=HYPERLINK(&quot;vnd.sun.star.script:Standard.Module1.showUsedAreaOfActiveSheet?language=Basic&amp;location=document&quot;;&quot;Run the demo Sub!&quot;)" office:value-type="string" office:string-value="Run the demo Sub!" calcext:value-type="string">
            <text:p>Run the demo Sub!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C_LR</text:p>
          </table:table-cell>
          <table:table-cell table:number-columns-repeated="2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GB" style:font-name-asian="Microsoft YaHei" style:font-size-asian="10pt" style:language-asian="zh" style:country-asian="CN" style:font-name-complex="Albany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5T16:12:17.474000000</meta:creation-date>
    <meta:editing-duration>PT34M28S</meta:editing-duration>
    <meta:editing-cycles>14</meta:editing-cycles>
    <meta:generator>LibreOfficeDev/7.3.0.0.alpha0$Linux_X86_64 LibreOffice_project/7e76ea4bcc720826be457ac6ea26fba36193f006</meta:generator>
    <dc:date>2021-09-13T13:02:35.436862644</dc:date>
    <meta:document-statistic meta:table-count="1" meta:cell-count="4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Function TestScriptInvoke
Dim cellCursor As Object, cCtrl As Object, sheet As Object
  cCtrl = ThisComponent.CurrentController
  sheet = cCtrl.ActiveSheet
  cellCursor = sheet.createCursor()
  cellCursor.gotoStartOfUsedArea(False)
  cellCursor.gotoEndOfUsedArea(True)
  cCtrl.select(cellCursor)
  
  TestScriptInvoke = cellCursor.AbsoluteName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